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start="Arrow_20_concave" draw:marker-end=""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ffffff" draw:textarea-vertical-align="middle" draw:auto-grow-height="false" fo:min-height="0.749cm" fo:min-width="0.499cm"/>
    </style:style>
    <style:style style:name="gr5" style:family="graphic" style:parent-style-name="standard">
      <style:graphic-properties draw:marker-start="" draw:marker-end="Circle" draw:textarea-horizontal-align="center" draw:textarea-vertical-align="middle" draw:shadow-offset-x="0.305cm" draw:shadow-offset-y="0.305cm"/>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start="Arrow_20_concave" draw:marker-end="Arrow_20_concave" draw:textarea-horizontal-align="center" draw:textarea-vertical-align="middle"/>
    </style:style>
    <style:style style:name="gr8" style:family="graphic" style:parent-style-name="standard">
      <style:graphic-properties draw:marker-end="Arrow_20_concav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0" style:family="graphic" style:parent-style-name="standard">
      <style:graphic-properties draw:marker-start="" draw:marker-end="Arrow_20_concav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99cm" svg:height="2.452cm" svg:x="13.777cm" svg:y="11.769cm" svg:viewBox="0 0 3100 2453" svg:d="m3100 2308c-3810 895-4445-2655 0-2280">
          <text:p/>
        </draw:path>
        <draw:custom-shape draw:style-name="gr2" draw:text-style-name="P1" draw:id="id2" draw:layer="layout" svg:width="3.175cm" svg:height="2.54cm" svg:x="3.54cm" svg:y="11.795cm">
          <text:p text:style-name="P1">get</text:p>
          <text:p text:style-name="P1">contacts</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3" draw:text-style-name="P1" draw:id="id3" draw:layer="layout" svg:width="3.175cm" svg:height="2.54cm" svg:x="7.35cm" svg:y="11.795cm">
          <text:p text:style-name="P1">format</text:p>
          <text:p text:style-name="P1">content</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draw:id="id1" draw:layer="layout" svg:width="3.175cm" svg:height="2.54cm" svg:x="7.35cm" svg:y="16.24cm">
          <text:p text:style-name="P1">google</text:p>
          <text:p text:style-name="P1">contacts</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6" draw:layer="layout" svg:width="2.54cm" svg:height="1.27cm" svg:x="0.365cm" svg:y="7.35cm">
          <text:p text:style-name="P2"><text:span text:style-name="T1">Googl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1" draw:layer="layout" draw:type="line" svg:x1="8.937cm" svg:y1="16.24cm" svg:x2="5.127cm" svg:y2="14.335cm" draw:start-shape="id1" draw:start-glue-point="0" draw:end-shape="id2" draw:end-glue-point="2" svg:d="m8937 16240-3810-1905">
          <text:p/>
        </draw:connector>
        <draw:connector draw:style-name="gr6" draw:text-style-name="P1" draw:layer="layout" draw:type="line" svg:x1="8.937cm" svg:y1="16.24cm" svg:x2="8.937cm" svg:y2="14.335cm" draw:start-shape="id1" draw:end-shape="id3" svg:d="m8937 16240v-1905">
          <text:p/>
        </draw:connector>
        <draw:connector draw:style-name="gr6" draw:text-style-name="P1" draw:layer="layout" draw:type="line" svg:x1="8.937cm" svg:y1="16.24cm" svg:x2="12.747cm" svg:y2="14.335cm" draw:start-shape="id1" draw:start-glue-point="0" draw:end-shape="id4" draw:end-glue-point="2" svg:d="m8937 16240 3810-1905">
          <text:p/>
        </draw:connector>
        <draw:custom-shape draw:style-name="gr2" draw:text-style-name="P1" draw:id="id4" draw:layer="layout" svg:width="3.175cm" svg:height="2.54cm" svg:x="11.16cm" svg:y="11.795cm">
          <text:p text:style-name="P1">update</text:p>
          <text:p text:style-name="P1">zip</text:p>
          <draw:enhanced-geometry svg:viewBox="0 0 21600 21600" draw:text-areas="2540 0 19060 21600" draw:type="flowchart-predefined-process" draw:enhanced-path="M 0 0 L 21600 0 21600 21600 0 21600 Z N M 2540 0 L 2540 21600 N M 19060 0 L 19060 21600 N"/>
        </draw:custom-shape>
        <draw:connector draw:style-name="gr7" draw:text-style-name="P1" draw:layer="layout" draw:type="line" svg:x1="1.635cm" svg:y1="9.89cm" svg:x2="1.635cm" svg:y2="8.62cm" draw:start-shape="id5" draw:end-shape="id6" draw:end-glue-point="2" svg:d="m1635 9890v-1270">
          <text:p/>
        </draw:connector>
        <draw:custom-shape draw:style-name="gr3" draw:text-style-name="P2" draw:layer="layout" svg:width="3.175cm" svg:height="2.54cm" svg:x="5.445cm" svg:y="7.985cm">
          <text:p text:style-name="P1"><text:span text:style-name="T1">&lt;contacts&gt;</text:span></text:p>
          <text:p text:style-name="P1"><text:span text:style-name="T1"><text:s text:c="3"/></text:span><text:span text:style-name="T1">&lt;contact&gt;</text:span></text:p>
          <text:p text:style-name="P3"><text:span text:style-name="T1"><text:s text:c="6"/></text:span><text:span text:style-name="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path draw:style-name="gr8" draw:text-style-name="P1" draw:layer="layout" svg:width="3.174cm" svg:height="0.846cm" svg:x="5.445cm" svg:y="10.949cm" svg:viewBox="0 0 3175 847" svg:d="m0 847c1270 0 1270-1905 3175 0">
          <text:p/>
        </draw:path>
        <draw:path draw:style-name="gr8" draw:text-style-name="P1" draw:layer="layout" svg:width="3.174cm" svg:height="0.846cm" svg:x="9.255cm" svg:y="10.949cm" svg:viewBox="0 0 3175 847" svg:d="m0 847c1270 0 1270-1905 3175 0">
          <text:p/>
        </draw:path>
        <draw:custom-shape draw:style-name="gr3" draw:text-style-name="P2" draw:layer="layout" svg:width="3.175cm" svg:height="2.54cm" svg:x="9.255cm" svg:y="7.985cm">
          <text:p text:style-name="P1"><text:span text:style-name="T1">content.xml</text:span></text:p>
          <text:p text:style-name="P1"><text:span text:style-name="T1"/></text:p>
          <text:p text:style-name="P1"><text:span text:style-name="T1">+ pictur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layer="layout" svg:width="3.175cm" svg:height="1.905cm" svg:x="16.875cm" svg:y="10.525cm">
          <text:p text:style-name="P1"><text:span text:style-name="T1">template.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layer="layout" svg:width="3.175cm" svg:height="1.905cm" svg:x="16.875cm" svg:y="13.7cm">
          <text:p text:style-name="P1"><text:span text:style-name="T1">result.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1" draw:layer="layout" draw:type="line" svg:x1="17.51cm" svg:y1="18.78cm" svg:x2="15.64cm" svg:y2="18.788cm" svg:d="m17510 18780-1870 8">
          <text:p/>
        </draw:connector>
        <draw:frame draw:style-name="gr9" draw:text-style-name="P4" draw:layer="layout" svg:width="1.874cm" svg:height="0.806cm" svg:x="17.695cm" svg:y="18.26cm">
          <draw:text-box>
            <text:p text:style-name="P4"><text:span text:style-name="T1">import</text:span></text:p>
          </draw:text-box>
        </draw:frame>
        <draw:connector draw:style-name="gr10" draw:text-style-name="P1" draw:layer="layout" draw:type="line" svg:x1="17.51cm" svg:y1="20.042cm" svg:x2="15.554cm" svg:y2="20.05cm" svg:d="m17510 20042-1956 8">
          <text:p/>
        </draw:connector>
        <draw:frame draw:style-name="gr9" draw:text-style-name="P4" draw:layer="layout" svg:width="2.479cm" svg:height="0.806cm" svg:x="17.521cm" svg:y="19.415cm">
          <draw:text-box>
            <text:p text:style-name="P4"><text:span text:style-name="T1">data flow</text:span></text:p>
          </draw:text-box>
        </draw:frame>
        <draw:custom-shape draw:style-name="gr3" draw:text-style-name="P1" draw:layer="layout" svg:width="3.175cm" svg:height="2.54cm" svg:x="7.351cm" svg:y="11.795cm">
          <text:p text:style-name="P1">format</text:p>
          <text:p text:style-name="P1">content</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2" draw:id="id5" draw:layer="layout" svg:width="2.54cm" svg:height="1.27cm" svg:x="0.365cm" svg:y="9.89cm">
          <text:p text:style-name="P2"><text:span text:style-name="T1">Google</text:span></text:p>
          <text:p text:style-name="P2"><text:span text:style-name="T1">XSLT lib</text:span></text:p>
          <draw:enhanced-geometry svg:viewBox="0 0 21600 21600" draw:text-areas="2540 0 19060 21600" draw:type="flowchart-predefined-process" draw:enhanced-path="M 0 0 L 21600 0 21600 21600 0 21600 Z N M 2540 0 L 2540 21600 N M 19060 0 L 19060 21600 N"/>
        </draw:custom-shape>
        <draw:connector draw:style-name="gr7" draw:text-style-name="P1" draw:layer="layout" draw:type="line" svg:x1="3.54cm" svg:y1="13.065cm" svg:x2="1.635cm" svg:y2="11.16cm" draw:start-shape="id2" draw:start-glue-point="3" svg:d="m3540 13065-1905-190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3-17T22:11:28</meta:creation-date>
    <dc:date>2010-03-10T12:07:18</dc:date>
    <meta:editing-duration>PT01H43M18S</meta:editing-duration>
    <meta:editing-cycles>12</meta:editing-cycles>
    <meta:generator>OpenOffice.org/3.2$Unix OpenOffice.org_project/320m12$Build-9483</meta:generator>
    <meta:document-statistic meta:object-count="23"/>
    <meta:user-defined meta:name="Info 1"/>
    <meta:user-defined meta:name="Info 2"/>
    <meta:user-defined meta:name="Info 3"/>
    <meta:user-defined meta:name="Info 4"/>
  </office:meta>
</office:document-meta>
</file>